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780000000AA66C4610E99B67DA.png" manifest:media-type="image/png"/>
  <manifest:file-entry manifest:full-path="Pictures/10000000000000780000000A7C769AC41348CA1E.png" manifest:media-type="image/png"/>
  <manifest:file-entry manifest:full-path="Pictures/10000000000000780000000AD6061D64C500545B.png" manifest:media-type="image/png"/>
  <manifest:file-entry manifest:full-path="Pictures/10000000000000780000000A30A3D479EF6F621D.png" manifest:media-type="image/png"/>
  <manifest:file-entry manifest:full-path="Pictures/10000000000000780000000AA2C828CD65317E95.png" manifest:media-type="image/png"/>
  <manifest:file-entry manifest:full-path="Pictures/10000000000000780000000AB04DB4DB0BFDAFE6.png" manifest:media-type="image/png"/>
  <manifest:file-entry manifest:full-path="Pictures/10000000000000780000000A40F30AA32C1BE5B6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ogramplot" table:style-name="ta1">
        <table:shapes>
          <draw:frame draw:z-index="0" draw:name="Image 1" draw:style-name="gr1" draw:text-style-name="P1" svg:width="332.48pt" svg:height="25.29pt" svg:x="61.65pt" svg:y="576.4pt">
            <draw:image xlink:href="Pictures/10000000000000780000000AD6061D64C500545B.png" xlink:type="simple" xlink:show="embed" xlink:actuate="onLoad">
              <text:p/>
            </draw:image>
          </draw:frame>
          <draw:frame draw:z-index="1" draw:name="Image 2" draw:style-name="gr1" draw:text-style-name="P1" svg:width="328.9pt" svg:height="25pt" svg:x="63.07pt" svg:y="523.96pt">
            <draw:image xlink:href="Pictures/10000000000000780000000A30A3D479EF6F621D.png" xlink:type="simple" xlink:show="embed" xlink:actuate="onLoad">
              <text:p/>
            </draw:image>
          </draw:frame>
          <draw:frame draw:z-index="2" draw:name="Image 3" draw:style-name="gr1" draw:text-style-name="P1" svg:width="331.74pt" svg:height="25.23pt" svg:x="61.63pt" svg:y="473.61pt">
            <draw:image xlink:href="Pictures/10000000000000780000000AA2C828CD65317E95.png" xlink:type="simple" xlink:show="embed" xlink:actuate="onLoad">
              <text:p/>
            </draw:image>
          </draw:frame>
          <draw:frame draw:z-index="3" draw:name="Image 4" draw:style-name="gr1" draw:text-style-name="P1" svg:width="327.77pt" svg:height="24.92pt" svg:x="62.48pt" svg:y="422.82pt">
            <draw:image xlink:href="Pictures/10000000000000780000000A40F30AA32C1BE5B6.png" xlink:type="simple" xlink:show="embed" xlink:actuate="onLoad">
              <text:p/>
            </draw:image>
          </draw:frame>
          <draw:frame draw:z-index="4" draw:name="Image 5" draw:style-name="gr1" draw:text-style-name="P1" svg:width="331.88pt" svg:height="25.23pt" svg:x="61.97pt" svg:y="371.62pt">
            <draw:image xlink:href="Pictures/10000000000000780000000A7C769AC41348CA1E.png" xlink:type="simple" xlink:show="embed" xlink:actuate="onLoad">
              <text:p/>
            </draw:image>
          </draw:frame>
          <draw:frame draw:z-index="5" draw:name="Image 6" draw:style-name="gr1" draw:text-style-name="P1" svg:width="330.01pt" svg:height="25.09pt" svg:x="61.91pt" svg:y="320pt">
            <draw:image xlink:href="Pictures/10000000000000780000000AB04DB4DB0BFDAFE6.png" xlink:type="simple" xlink:show="embed" xlink:actuate="onLoad">
              <text:p/>
            </draw:image>
          </draw:frame>
          <draw:frame draw:z-index="6" draw:name="Image 7" draw:style-name="gr1" draw:text-style-name="P1" svg:width="330.75pt" svg:height="25.14pt" svg:x="62.65pt" svg:y="268.81pt">
            <draw:image xlink:href="Pictures/10000000000000780000000AA66C4610E99B67DA.png" xlink:type="simple" xlink:show="embed" xlink:actuate="onLoad">
              <text:p/>
            </draw:image>
          </draw:frame>
          <draw:frame draw:z-index="7" draw:style-name="gr2" draw:text-style-name="P1" svg:width="643.15pt" svg:height="52.13pt" svg:x="406.91pt" svg:y="524.83pt">
            <loext:p draw:notify-on-update-of-ranges="histogramplot.A3:histogramplot.DS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8" draw:style-name="gr2" draw:text-style-name="P1" svg:width="643.15pt" svg:height="52.13pt" svg:x="406.91pt" svg:y="576.03pt">
            <loext:p draw:notify-on-update-of-ranges="histogramplot.A2:histogramplot.DS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9" draw:style-name="gr2" draw:text-style-name="P1" svg:width="643.15pt" svg:height="52.13pt" svg:x="406.91pt" svg:y="473.61pt">
            <loext:p draw:notify-on-update-of-ranges="histogramplot.A4:histogramplot.DS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0" draw:style-name="gr2" draw:text-style-name="P1" svg:width="643.15pt" svg:height="52.13pt" svg:x="406.91pt" svg:y="422.42pt">
            <loext:p draw:notify-on-update-of-ranges="histogramplot.A5:histogramplot.DS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1" draw:style-name="gr2" draw:text-style-name="P1" svg:width="643.15pt" svg:height="52.13pt" svg:x="406.91pt" svg:y="371.23pt">
            <loext:p draw:notify-on-update-of-ranges="histogramplot.A6:histogramplot.DS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2" draw:style-name="gr2" draw:text-style-name="P1" svg:width="643.15pt" svg:height="52.13pt" svg:x="406.91pt" svg:y="320.03pt">
            <loext:p draw:notify-on-update-of-ranges="histogramplot.A7:histogramplot.DS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3" draw:style-name="gr2" draw:text-style-name="P1" svg:width="643.15pt" svg:height="52.13pt" svg:x="406.91pt" svg:y="268.84pt">
            <loext:p draw:notify-on-update-of-ranges="histogramplot.A8:histogramplot.DS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2" table:default-cell-style-name="Default"/>
        <table:table-column table:style-name="co2" table:default-cell-style-name="Default"/>
        <table:table-column table:style-name="co1" table:number-columns-repeated="120" table:default-cell-style-name="Default"/>
        <table:table-row table:style-name="ro1">
          <table:table-cell table:number-columns-repeated="24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ction 0</text:p>
          </table:table-cell>
          <table:table-cell table:number-columns-repeated="1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1</text:p>
          </table:table-cell>
          <table:table-cell table:number-columns-repeated="1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1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1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1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5</text:p>
          </table:table-cell>
          <table:table-cell table:number-columns-repeated="1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120"/>
        </table:table-row>
        <table:table-row table:style-name="ro1" table:number-rows-repeated="13">
          <table:table-cell table:number-columns-repeated="2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B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6:20:48.219004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0T10:07:17.976037570</dc:date>
    <meta:editing-duration>PT18M11S</meta:editing-duration>
    <meta:editing-cycles>3</meta:editing-cycles>
    <meta:generator>LibreOffice/5.2.7.2$Linux_ARM_EABI LibreOffice_project/20m0$Build-2</meta:generator>
    <meta:document-statistic meta:table-count="1" meta:cell-count="85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2:histogramplot.DS2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2:histogramplot.DS2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histogramplot.A2:histogramplot.DS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3:histogramplot.DS3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3:histogramplot.DS3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3:histogramplot.DS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4:histogramplot.DS4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4:histogramplot.DS4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4:histogramplot.DS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5:histogramplot.DS5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5:histogramplot.DS5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5:histogramplot.DS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6:histogramplot.DS6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6:histogramplot.DS6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6:histogramplot.DS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7:histogramplot.DS7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7:histogramplot.DS7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7:histogramplot.DS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8:histogramplot.DS8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8:histogramplot.DS8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8:histogramplot.DS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